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1" svg:font-family="黑体" style:font-family-generic="modern" style:font-pitch="fixed"/>
    <style:font-face style:name="Consolas" svg:font-family="Consolas" style:font-family-generic="swiss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黑体" svg:font-family="黑体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textarea-vertical-align="middle" fo:min-height="13.5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3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draw:auto-grow-height="true" fo:min-height="14.677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fo:min-height="2.163cm"/>
    </style:style>
    <style:style style:name="pr10" style:family="presentation" style:parent-style-name="Default-outline1">
      <style:graphic-properties fo:min-height="17cm"/>
    </style:style>
    <style:style style:name="pr11" style:family="presentation" style:parent-style-name="Default-outline1">
      <style:graphic-properties fo:min-height="18.5cm"/>
    </style:style>
    <style:style style:name="pr12" style:family="presentation" style:parent-style-name="Default-outline1">
      <style:graphic-properties draw:auto-grow-height="true" fo:min-height="12.18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-color="#ffffff"/>
      <style:text-properties style:font-size-asian="20pt"/>
    </style:style>
    <style:style style:name="T1" style:family="text">
      <style:text-properties style:font-name="黑体1" fo:font-size="26pt" style:font-name-asian="黑体1" style:font-size-asian="26pt" style:font-size-complex="26pt"/>
    </style:style>
    <style:style style:name="T2" style:family="text">
      <style:text-properties style:font-name="黑体1" fo:font-size="22pt" style:font-name-asian="黑体1" style:font-size-asian="22pt" style:font-size-complex="22pt"/>
    </style:style>
    <style:style style:name="T3" style:family="text">
      <style:text-properties style:font-name="Arial2" fo:font-size="22pt" style:font-name-asian="黑体1" style:font-size-asian="22pt" style:font-size-complex="22pt"/>
    </style:style>
    <style:style style:name="T4" style:family="text">
      <style:text-properties style:font-name="Arial2" fo:font-size="32pt" style:font-name-asian="黑体1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3333"/>
    </style:style>
    <style:style style:name="T9" style:family="text">
      <style:text-properties fo:color="#00cc00"/>
    </style:style>
    <style:style style:name="T10" style:family="text">
      <style:text-properties fo:color="#999999" fo:font-size="18pt" style:font-size-asian="18pt" style:font-size-complex="18pt"/>
    </style:style>
    <style:style style:name="T11" style:family="text">
      <style:text-properties fo:color="#999999" fo:font-size="22pt" style:font-size-asian="22pt" style:font-size-complex="22pt"/>
    </style:style>
    <style:style style:name="T12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ff0000" style:text-outline="false" style:text-line-through-style="none" style:text-line-through-type="none" style:font-name="Consolas" fo:font-size="22pt" fo:language="zxx" fo:country="none" fo:font-style="normal" fo:text-shadow="none" style:text-underline-style="none" fo:font-weight="bold" style:letter-kerning="true" style:font-name-asian="Consolas" style:font-size-asian="22pt" style:language-asian="zxx" style:country-asian="none" style:font-style-asian="normal" style:font-weight-asian="bold" style:font-name-complex="Consolas" style:font-size-complex="22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基于Node.js的工具的使用</text:p>
          </draw:text-box>
        </draw:frame>
        <draw:frame presentation:style-name="pr2" draw:layer="layout" svg:width="24.6cm" svg:height="13.586cm" svg:x="1.4cm" svg:y="4.914cm" presentation:class="outline" presentation:user-transformed="true">
          <draw:text-box>
            <text:list text:style-name="L2">
              <text:list-item>
                <text:p>node</text:p>
              </text:list-item>
              <text:list-item>
                <text:p>npm &amp;&amp; cnpm</text:p>
              </text:list-item>
              <text:list-item>
                <text:p>webpack</text:p>
              </text:list-item>
              <text:list-item>
                <text:p>vue-cl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Node.js</text:p>
          </draw:text-box>
        </draw:frame>
        <draw:frame presentation:style-name="pr5" draw:layer="layout" svg:width="25.199cm" svg:height="14.32cm" svg:x="1.4cm" svg:y="4.914cm" presentation:class="outline" presentation:user-transformed="true">
          <draw:text-box>
            <text:list text:style-name="L2">
              <text:list-item>
                <text:p>环境变量</text:p>
                <text:p><text:span text:style-name="T1">我们的虚拟机环境下对环境变量的认知更显重要</text:span><text:span text:style-name="T1">;</text:span></text:p>
                <text:p><text:span text:style-name="T1">通过修改用户的</text:span><text:span text:style-name="T1">path</text:span><text:span text:style-name="T1">环境变量，我们可以将用户全局安装的工具变成随时可用，而不用苦逼的使用类似下边的方式：</text:span></text:p>
                <text:p><text:span text:style-name="T2"><text:s text:c="2"/></text:span><text:span text:style-name="T3">node ./node_modules/.bin/gulp <text:s/>build</text:span></text:p>
                <text:p><text:span text:style-name="T3"><text:s text:c="4"/></text:span><text:span text:style-name="T3">./node_modules/.bin/webpack –config webpack.config.js</text:span></text:p>
              </text:list-item>
              <text:list-item>
                <text:p><text:span text:style-name="T4">Node.js</text:span><text:span text:style-name="T4">全局变量</text:span></text:p>
                <text:p><text:span text:style-name="T3"><text:s/></text:span><text:span text:style-name="T3">__filename</text:span></text:p>
                <text:p><text:span text:style-name="T3">__dirnam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npm <text:s/>cnpm</text:p>
          </draw:text-box>
        </draw:frame>
        <draw:frame presentation:style-name="pr7" draw:text-style-name="P1" draw:layer="layout" svg:width="25.199cm" svg:height="14.677cm" svg:x="1.4cm" svg:y="4.914cm" presentation:class="subtitle" presentation:user-transformed="true">
          <draw:text-box>
            <text:p text:style-name="P2"><text:span text:style-name="T5">npm – Node Package Manager</text:span></text:p>
            <text:p text:style-name="P2"><text:span text:style-name="T5"/></text:p>
            <text:p text:style-name="P2"><text:span text:style-name="T5">npm init -y <text:s text:c="10"/>// package.json</text:span></text:p>
            <text:p text:style-name="P2"><text:span text:style-name="T5"/></text:p>
            <text:p text:style-name="P2"><text:span text:style-name="T5">npm</text:span><text:span text:style-name="T5">脚本 <text:s text:c="10"/></text:span><text:span text:style-name="T5">// </text:span><text:span text:style-name="T5">通过</text:span><text:span text:style-name="T5">package.json</text:span></text:p>
            <text:p text:style-name="P2"><text:span text:style-name="T5"><text:s text:c="2"/></text:span><text:span text:style-name="T5">npm run [Name] -- [option]</text:span></text:p>
            <text:p text:style-name="P2"><text:span text:style-name="T5"><text:s/></text:span></text:p>
            <text:p text:style-name="P2"><text:span text:style-name="T5">npm install</text:span></text:p>
            <text:p text:style-name="P2"><text:span text:style-name="T5"><text:s text:c="2"/></text:span><text:span text:style-name="T5">-g</text:span></text:p>
            <text:p text:style-name="P2"><text:span text:style-name="T5"><text:s text:c="2"/></text:span><text:span text:style-name="T5">--save</text:span></text:p>
            <text:p text:style-name="P2"><text:span text:style-name="T5"><text:s text:c="2"/></text:span><text:span text:style-name="T5">--save-dev</text:span></text:p>
            <text:p text:style-name="P2"><text:span text:style-name="T5"><text:s text:c="2"/></text:span><text:span text:style-name="T5">全局安装和本地安装的差异？</text:span></text:p>
            <text:p text:style-name="P2"><text:span text:style-name="T5"><text:s text:c="2"/></text:span><text:span text:style-name="T5">npm install -g cnpm --registry=</text:span><text:span text:style-name="T5"><text:a xlink:href="https://registry.npm.taobao.org/" xlink:type="simple">https://registry.npm.taobao.org</text:a></text:span></text:p>
            <text:p text:style-name="P2"><text:span text:style-name="T5"><text:s text:c="2"/></text:span><text:span text:style-name="T5">使用</text:span><text:span text:style-name="T5">cnpm</text:span><text:span text:style-name="T5">的好处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四个重要概念：入口、输出、Loader、插件</text:p>
                <text:p><text:span text:style-name="T6"><text:s text:c="2"/></text:span><text:span text:style-name="T6">entry</text:span><text:span text:style-name="T6">、</text:span><text:span text:style-name="T6">output</text:span><text:span text:style-name="T6">、</text:span><text:span text:style-name="T6">module</text:span><text:span text:style-name="T6">、</text:span><text:span text:style-name="T6">plugins</text:span></text:p>
              </text:list-item>
              <text:list-item>
                <text:p>官方文档：<text:a xlink:href="https://doc.webpack-china.org/" xlink:type="simple">https://doc.webpack-china.org/</text:a></text:p>
                <text:p><text:span text:style-name="T5">最好是结合英文文档</text:span><text:span text:style-name="T5">/Github</text:span><text:span text:style-name="T5">，中文文档有些内容存在不完整的现象</text:span></text:p>
                <text:p><text:span text:style-name="T7"/></text:p>
              </text:list-item>
              <text:list-item>
                <text:p><text:span text:style-name="T7">命令：</text:span><text:span text:style-name="T7">webpack [--config] [filename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9" draw:layer="layout" svg:width="25.199cm" svg:height="2.163cm" svg:x="1.4cm" svg:y="0.837cm" presentation:class="title" presentation:user-transformed="true">
          <draw:text-box>
            <text:p>几个问题</text:p>
          </draw:text-box>
        </draw:frame>
        <draw:frame presentation:style-name="pr10" draw:layer="layout" svg:width="25.199cm" svg:height="17cm" svg:x="1.4cm" svg:y="3.5cm" presentation:class="outline" presentation:user-transformed="true">
          <draw:text-box>
            <text:list text:style-name="L2">
              <text:list-item>
                <text:p>css、图片、字体等资源</text:p>
                <text:p text:style-name="P3"><text:span text:style-name="T6"><text:s text:c="2"/></text:span><text:span text:style-name="T6">css </text:span><text:s/><text:span text:style-name="T5">style-loader</text:span><text:span text:style-name="T5">、</text:span><text:span text:style-name="T5">css-loader</text:span></text:p>
                <text:p text:style-name="P3"><text:span text:style-name="T5"><text:s text:c="9"/></text:span><text:span text:style-name="T5">在</text:span><text:span text:style-name="T5">js</text:span><text:span text:style-name="T5">中通过</text:span><text:span text:style-name="T5">import</text:span><text:span text:style-name="T5">的方式引入</text:span></text:p>
                <text:p text:style-name="P3"><text:span text:style-name="T6"><text:s/></text:span><text:span text:style-name="T6">字体 </text:span><text:span text:style-name="T5">file-loader</text:span></text:p>
                <text:list>
                  <text:list-item>
                    <text:list>
                      <text:list-header>
                        <text:p><text:span text:style-name="T5">在</text:span><text:span text:style-name="T5">css</text:span><text:span text:style-name="T5">文件中定义和使用，</text:span><text:span text:style-name="T5">style-loader</text:span><text:span text:style-name="T5">和</text:span><text:span text:style-name="T5">css-loader</text:span><text:span text:style-name="T5">会将其识别出来，只需定义好字体文件类型的</text:span><text:span text:style-name="T5">loader</text:span><text:span text:style-name="T5">即可；</text:span></text:p>
                      </text:list-header>
                    </text:list>
                  </text:list-item>
                </text:list>
                <text:p text:style-name="P3"><text:span text:style-name="T6"><text:s/></text:span><text:span text:style-name="T6">图片</text:span></text:p>
                <text:p text:style-name="P3"><text:span text:style-name="T5"><text:s text:c="10"/></text:span><text:span text:style-name="T5">主要有两种：</text:span></text:p>
                <text:list>
                  <text:list-header>
                    <text:p text:style-name="P3"><text:span text:style-name="T5"><text:s text:c="9"/></text:span><text:span text:style-name="T5">html</text:span><text:span text:style-name="T5">中的</text:span><text:span text:style-name="T5">img</text:span><text:span text:style-name="T5">标签</text:span></text:p>
                    <text:p text:style-name="P3"><text:span text:style-name="T5"><text:s text:c="9"/></text:span><text:span text:style-name="T5">css</text:span><text:span text:style-name="T5">文件中的背景图，【原理和字体类似】</text:span>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1" draw:layer="layout" svg:width="25.199cm" svg:height="18.5cm" svg:x="1.4cm" svg:y="1.5cm" presentation:class="outline" presentation:user-transformed="true">
          <draw:text-box>
            <text:list text:style-name="L2">
              <text:list-item>
                <text:p>js的依赖和调用</text:p>
                <text:p><text:s text:c="4"/>import <text:s/><text:span text:style-name="T8">nameN</text:span> from '<text:span text:style-name="T8">path</text:span>'</text:p>
                <text:list>
                  <text:list-item>
                    <text:list>
                      <text:list-header>
                        <text:p>export default <text:span text:style-name="T9">name1</text:span> </text:p>
                        <text:p><text:span text:style-name="T10">说明：一个文件中只能有一个，而且名称不用跟</text:span><text:span text:style-name="T10">path</text:span><text:span text:style-name="T10">指定文件中相同。</text:span></text:p>
                      </text:list-header>
                    </text:list>
                  </text:list-item>
                </text:list>
                <text:p><text:s text:c="4"/>import <text:s/>{<text:span text:style-name="T8">name1</text:span>,<text:span text:style-name="T8">name2</text:span>,...} from '<text:span text:style-name="T8">path</text:span>'</text:p>
                <text:list>
                  <text:list-item>
                    <text:list>
                      <text:list-item>
                        <text:list>
                          <text:list-header>
                            <text:p>...</text:p>
                          </text:list-header>
                        </text:list>
                        <text:p>export <text:span text:style-name="T8">name1</text:span></text:p>
                        <text:list>
                          <text:list-header>
                            <text:p>...</text:p>
                          </text:list-header>
                        </text:list>
                        <text:p>export <text:span text:style-name="T8">name2</text:span></text:p>
                        <text:list>
                          <text:list-header>
                            <text:p>...</text:p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一些小细节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多页面</text:p>
              </text:list-item>
              <text:list-item>
                <text:p>观察者模式 <text:s/>webpack –watch <text:s/><text:span text:style-name="T11">【内置功能】</text:span></text:p>
              </text:list-item>
              <text:list-item>
                <text:p>本地开发服务器</text:p>
                <text:p><text:s text:c="2"/>webpack-dev-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待解决问题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模板中的js/css/子模板如何处理 ？ <text:span text:style-name="T12">Html-loader</text:span></text:p>
              </text:list-item>
              <text:list-item>
                <text:p><text:span text:style-name="T13">提取出的</text:span><text:span text:style-name="T13">css</text:span><text:span text:style-name="T13">文件如何压缩？ <text:s/></text:span></text:p>
                <text:p><text:span text:style-name="T14">optimize-css-assets-webpack-plugin</text:span></text:p>
              </text:list-item>
              <text:list-item>
                <text:p>数据请求代理 <text:s/><text:span text:style-name="T12">webpack-dev-server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vue-cli</text:p>
              </text:list-header>
            </text:list>
          </draw:text-box>
        </draw:frame>
        <draw:frame presentation:style-name="pr1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黑体1" svg:font-family="黑体" style:font-family-generic="modern" style:font-pitch="fixed"/>
    <style:font-face style:name="Consolas" svg:font-family="Consolas" style:font-family-generic="swiss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黑体" svg:font-family="黑体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H33S</meta:editing-duration>
    <meta:editing-cycles>32</meta:editing-cycles>
    <meta:generator>LibreOffice/5.1.4.2$Windows_x86 LibreOffice_project/f99d75f39f1c57ebdd7ffc5f42867c12031db97a</meta:generator>
    <dc:date>2017-08-23T18:05:26.996000000</dc:date>
    <dc:creator>虞 康荣</dc:creator>
    <meta:document-statistic meta:object-count="56"/>
  </office:meta>
</office:document-meta>
</file>